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enlo" svg:font-family="Menlo, Consolas, Monaco, 'Liberation Mono', 'Lucida Console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2204" officeooo:paragraph-rsid="00182204"/>
    </style:style>
    <style:style style:name="P2" style:family="paragraph" style:parent-style-name="Standard">
      <style:text-properties officeooo:rsid="00116953" officeooo:paragraph-rsid="00116953"/>
    </style:style>
    <style:style style:name="P3" style:family="paragraph" style:parent-style-name="Standard">
      <style:text-properties officeooo:rsid="00116953" officeooo:paragraph-rsid="001f64dd"/>
    </style:style>
    <style:style style:name="P4" style:family="paragraph" style:parent-style-name="Standard">
      <style:text-properties officeooo:rsid="00249123" officeooo:paragraph-rsid="00249123"/>
    </style:style>
    <style:style style:name="P5" style:family="paragraph" style:parent-style-name="Standard">
      <style:text-properties officeooo:rsid="001c61fe" officeooo:paragraph-rsid="001c61fe"/>
    </style:style>
    <style:style style:name="P6" style:family="paragraph" style:parent-style-name="Standard">
      <style:text-properties fo:font-weight="normal" officeooo:rsid="001c61fe" officeooo:paragraph-rsid="001c61fe" style:font-weight-asian="normal" style:font-weight-complex="normal"/>
    </style:style>
    <style:style style:name="P7" style:family="paragraph" style:parent-style-name="Standard">
      <style:text-properties officeooo:rsid="001e4eeb" officeooo:paragraph-rsid="001e4eeb"/>
    </style:style>
    <style:style style:name="P8" style:family="paragraph" style:parent-style-name="Standard">
      <style:text-properties officeooo:rsid="0020ccf2" officeooo:paragraph-rsid="0020ccf2"/>
    </style:style>
    <style:style style:name="P9" style:family="paragraph" style:parent-style-name="Standard">
      <style:text-properties officeooo:rsid="00211e24" officeooo:paragraph-rsid="00211e24"/>
    </style:style>
    <style:style style:name="P10" style:family="paragraph" style:parent-style-name="Standard">
      <style:text-properties fo:font-weight="bold" officeooo:rsid="004c7389" officeooo:paragraph-rsid="004c7389" style:font-weight-asian="bold" style:font-weight-complex="bold"/>
    </style:style>
    <style:style style:name="P11" style:family="paragraph" style:parent-style-name="Standard">
      <style:text-properties officeooo:rsid="004c7389" officeooo:paragraph-rsid="004c7389"/>
    </style:style>
    <style:style style:name="P12" style:family="paragraph" style:parent-style-name="Standard">
      <style:text-properties officeooo:rsid="00663ab9" officeooo:paragraph-rsid="00663ab9"/>
    </style:style>
    <style:style style:name="P13" style:family="paragraph" style:parent-style-name="Heading_20_1">
      <style:text-properties officeooo:rsid="00163c15" officeooo:paragraph-rsid="00163c15"/>
    </style:style>
    <style:style style:name="P14" style:family="paragraph" style:parent-style-name="Text_20_body">
      <style:text-properties officeooo:rsid="00163c15" officeooo:paragraph-rsid="0017015b"/>
    </style:style>
    <style:style style:name="P15" style:family="paragraph" style:parent-style-name="Text_20_body">
      <style:text-properties officeooo:rsid="00163c15" officeooo:paragraph-rsid="00163c15"/>
    </style:style>
    <style:style style:name="P16" style:family="paragraph" style:parent-style-name="Text_20_body">
      <style:text-properties officeooo:rsid="0017015b" officeooo:paragraph-rsid="0017015b"/>
    </style:style>
    <style:style style:name="P17" style:family="paragraph" style:parent-style-name="Text_20_body">
      <style:text-properties officeooo:rsid="002c1dc3" officeooo:paragraph-rsid="002c1dc3"/>
    </style:style>
    <style:style style:name="P18" style:family="paragraph" style:parent-style-name="Heading_20_1">
      <style:text-properties officeooo:rsid="007044c2" officeooo:paragraph-rsid="007044c2"/>
    </style:style>
    <style:style style:name="P19" style:family="paragraph" style:parent-style-name="Text_20_body">
      <style:text-properties officeooo:rsid="007071b3" officeooo:paragraph-rsid="007071b3"/>
    </style:style>
    <style:style style:name="P20" style:family="paragraph" style:parent-style-name="Text_20_body">
      <style:text-properties officeooo:rsid="00478fb7" officeooo:paragraph-rsid="00478fb7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0478fb7" officeooo:paragraph-rsid="0048b2bd"/>
    </style:style>
    <style:style style:name="P2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78fb7" officeooo:paragraph-rsid="0048b2bd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78fb7" officeooo:paragraph-rsid="0048b2bd"/>
    </style:style>
    <style:style style:name="P24" style:family="paragraph" style:parent-style-name="Text_20_body">
      <style:paragraph-properties fo:margin-top="0in" fo:margin-bottom="0in" style:contextual-spacing="false"/>
      <style:text-properties officeooo:rsid="0048b2bd" officeooo:paragraph-rsid="0048b2bd"/>
    </style:style>
    <style:style style:name="P2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8b2bd" officeooo:paragraph-rsid="0048b2bd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8b2bd" officeooo:paragraph-rsid="0048b2bd"/>
    </style:style>
    <style:style style:name="P27" style:family="paragraph" style:parent-style-name="Standard">
      <style:text-properties officeooo:rsid="001250d7" officeooo:paragraph-rsid="001250d7"/>
    </style:style>
    <style:style style:name="P28" style:family="paragraph" style:parent-style-name="Standard">
      <style:text-properties officeooo:rsid="001352b6" officeooo:paragraph-rsid="001352b6"/>
    </style:style>
    <style:style style:name="P29" style:family="paragraph" style:parent-style-name="Standard">
      <style:text-properties officeooo:rsid="0013cf91" officeooo:paragraph-rsid="0013cf91"/>
    </style:style>
    <style:style style:name="P30" style:family="paragraph" style:parent-style-name="Heading_20_1">
      <style:text-properties officeooo:rsid="005345c0" officeooo:paragraph-rsid="005345c0"/>
    </style:style>
    <style:style style:name="P31" style:family="paragraph" style:parent-style-name="Text_20_body">
      <style:text-properties officeooo:rsid="005345c0" officeooo:paragraph-rsid="005345c0"/>
    </style:style>
    <style:style style:name="P32" style:family="paragraph" style:parent-style-name="Text_20_body">
      <style:text-properties officeooo:rsid="005398d6" officeooo:paragraph-rsid="005398d6"/>
    </style:style>
    <style:style style:name="P33" style:family="paragraph" style:parent-style-name="Text_20_body">
      <style:text-properties officeooo:rsid="0054733e" officeooo:paragraph-rsid="0054733e"/>
    </style:style>
    <style:style style:name="P34" style:family="paragraph" style:parent-style-name="Text_20_body">
      <style:text-properties fo:color="#c9211e" loext:opacity="100%" fo:font-weight="bold" officeooo:rsid="0054733e" officeooo:paragraph-rsid="0054733e" style:font-weight-asian="bold" style:font-weight-complex="bold"/>
    </style:style>
    <style:style style:name="P35" style:family="paragraph" style:parent-style-name="Text_20_body">
      <style:text-properties officeooo:rsid="0055df56" officeooo:paragraph-rsid="0055df56"/>
    </style:style>
    <style:style style:name="P36" style:family="paragraph" style:parent-style-name="Text_20_body">
      <style:text-properties officeooo:rsid="0058cbbf" officeooo:paragraph-rsid="0058cbbf"/>
    </style:style>
    <style:style style:name="P37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58cbbf" officeooo:paragraph-rsid="0058cbbf"/>
    </style:style>
    <style:style style:name="P38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98b1f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98b1f" officeooo:paragraph-rsid="00598b1f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8e9cb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b7134" officeooo:paragraph-rsid="005b7134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c8684" officeooo:paragraph-rsid="005c8684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ddfcc" officeooo:paragraph-rsid="005ddfcc"/>
    </style:style>
    <style:style style:name="P46" style:family="paragraph" style:parent-style-name="Text_20_body">
      <style:text-properties fo:font-weight="bold" officeooo:rsid="002e73ba" officeooo:paragraph-rsid="002e73ba" style:font-weight-asian="bold" style:font-weight-complex="bold"/>
    </style:style>
    <style:style style:name="P47" style:family="paragraph" style:parent-style-name="Text_20_body">
      <style:paragraph-properties fo:margin-top="0in" fo:margin-bottom="0.0181in" style:contextual-spacing="false"/>
      <style:text-properties officeooo:rsid="002e73ba" officeooo:paragraph-rsid="002e73ba"/>
    </style:style>
    <style:style style:name="P48" style:family="paragraph" style:parent-style-name="Text_20_body">
      <style:paragraph-properties fo:margin-top="0in" fo:margin-bottom="0.0181in" style:contextual-spacing="false"/>
      <style:text-properties officeooo:rsid="002e73ba" officeooo:paragraph-rsid="0042db3d"/>
    </style:style>
    <style:style style:name="P49" style:family="paragraph" style:parent-style-name="Text_20_body">
      <style:text-properties fo:font-weight="bold" officeooo:rsid="0031b706" officeooo:paragraph-rsid="0031b706" style:font-weight-asian="bold" style:font-weight-complex="bold"/>
    </style:style>
    <style:style style:name="P50" style:family="paragraph" style:parent-style-name="Text_20_body">
      <style:text-properties officeooo:rsid="0034e8a2" officeooo:paragraph-rsid="0040a430"/>
    </style:style>
    <style:style style:name="P51" style:family="paragraph" style:parent-style-name="Text_20_body">
      <style:paragraph-properties fo:margin-top="0in" fo:margin-bottom="0.0181in" style:contextual-spacing="false"/>
      <style:text-properties officeooo:rsid="0034e8a2" officeooo:paragraph-rsid="0034e8a2"/>
    </style:style>
    <style:style style:name="P52" style:family="paragraph" style:parent-style-name="Text_20_body">
      <style:paragraph-properties fo:margin-top="0in" fo:margin-bottom="0.0181in" style:contextual-spacing="false"/>
      <style:text-properties officeooo:rsid="0034e8a2" officeooo:paragraph-rsid="00369ffa"/>
    </style:style>
    <style:style style:name="P53" style:family="paragraph" style:parent-style-name="Text_20_body">
      <style:paragraph-properties fo:margin-top="0in" fo:margin-bottom="0.0181in" style:contextual-spacing="false"/>
      <style:text-properties officeooo:rsid="0034e8a2" officeooo:paragraph-rsid="0040a430"/>
    </style:style>
    <style:style style:name="P54" style:family="paragraph" style:parent-style-name="Text_20_body">
      <style:text-properties officeooo:rsid="0034e8a2" officeooo:paragraph-rsid="00369ffa"/>
    </style:style>
    <style:style style:name="P55" style:family="paragraph" style:parent-style-name="Text_20_body">
      <style:text-properties fo:font-weight="bold" officeooo:rsid="0036a1db" officeooo:paragraph-rsid="0036a1db" style:font-weight-asian="bold" style:font-weight-complex="bold"/>
    </style:style>
    <style:style style:name="P56" style:family="paragraph" style:parent-style-name="Text_20_body">
      <style:paragraph-properties fo:margin-top="0in" fo:margin-bottom="0.0181in" style:contextual-spacing="false"/>
      <style:text-properties officeooo:rsid="0037ad9a" officeooo:paragraph-rsid="0037ad9a"/>
    </style:style>
    <style:style style:name="P57" style:family="paragraph" style:parent-style-name="Text_20_body">
      <style:paragraph-properties fo:margin-top="0in" fo:margin-bottom="0.0181in" style:contextual-spacing="false"/>
      <style:text-properties officeooo:rsid="0034e8a2" officeooo:paragraph-rsid="0037ad9a"/>
    </style:style>
    <style:style style:name="P58" style:family="paragraph" style:parent-style-name="Text_20_body">
      <style:text-properties fo:font-weight="bold" officeooo:rsid="00395a4d" officeooo:paragraph-rsid="00395a4d" style:font-weight-asian="bold" style:font-weight-complex="bold"/>
    </style:style>
    <style:style style:name="P59" style:family="paragraph" style:parent-style-name="Text_20_body">
      <style:text-properties officeooo:rsid="00395a4d" officeooo:paragraph-rsid="00395a4d"/>
    </style:style>
    <style:style style:name="P60" style:family="paragraph" style:parent-style-name="Text_20_body">
      <style:paragraph-properties fo:margin-top="0in" fo:margin-bottom="0.0181in" style:contextual-spacing="false"/>
      <style:text-properties officeooo:rsid="00395a4d" officeooo:paragraph-rsid="00395a4d"/>
    </style:style>
    <style:style style:name="P61" style:family="paragraph" style:parent-style-name="Text_20_body">
      <style:text-properties fo:font-weight="bold" officeooo:rsid="003ae943" officeooo:paragraph-rsid="003ae943" style:font-weight-asian="bold" style:font-weight-complex="bold"/>
    </style:style>
    <style:style style:name="P62" style:family="paragraph" style:parent-style-name="Text_20_body">
      <style:text-properties officeooo:rsid="003b9899" officeooo:paragraph-rsid="003b9899"/>
    </style:style>
    <style:style style:name="P63" style:family="paragraph" style:parent-style-name="Text_20_body">
      <style:text-properties fo:font-weight="bold" officeooo:rsid="006074bf" officeooo:paragraph-rsid="006074bf" style:font-weight-asian="bold" style:font-weight-complex="bold"/>
    </style:style>
    <style:style style:name="P64" style:family="paragraph" style:parent-style-name="Text_20_body">
      <style:text-properties fo:font-weight="normal" officeooo:rsid="00354461" officeooo:paragraph-rsid="00354461" style:font-weight-asian="normal" style:font-weight-complex="normal"/>
    </style:style>
    <style:style style:name="P65" style:family="paragraph" style:parent-style-name="Text_20_body">
      <style:text-properties fo:font-weight="bold" officeooo:rsid="00354461" officeooo:paragraph-rsid="00354461" style:font-weight-asian="bold" style:font-weight-complex="bold"/>
    </style:style>
    <style:style style:name="P66" style:family="paragraph" style:parent-style-name="Text_20_body">
      <style:text-properties fo:font-weight="bold" officeooo:rsid="003c037c" officeooo:paragraph-rsid="003c037c" style:font-weight-asian="bold" style:font-weight-complex="bold"/>
    </style:style>
    <style:style style:name="P67" style:family="paragraph" style:parent-style-name="Text_20_body">
      <style:paragraph-properties fo:margin-top="0in" fo:margin-bottom="0.0181in" style:contextual-spacing="false"/>
      <style:text-properties fo:font-weight="normal" officeooo:rsid="003c037c" officeooo:paragraph-rsid="003cc600" style:font-weight-asian="normal" style:font-weight-complex="normal"/>
    </style:style>
    <style:style style:name="P68" style:family="paragraph" style:parent-style-name="Text_20_body">
      <style:paragraph-properties fo:margin-top="0in" fo:margin-bottom="0.0181in" style:contextual-spacing="false"/>
      <style:text-properties fo:font-weight="normal" officeooo:rsid="00527d75" officeooo:paragraph-rsid="00527d75" style:font-weight-asian="normal" style:font-weight-complex="normal"/>
    </style:style>
    <style:style style:name="P6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font-weight="normal" officeooo:rsid="00527d75" officeooo:paragraph-rsid="00527d75" style:font-weight-asian="normal" style:font-weight-complex="normal"/>
    </style:style>
    <style:style style:name="P70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font-weight="normal" officeooo:rsid="00527d75" officeooo:paragraph-rsid="00527d75" style:font-weight-asian="normal" style:font-weight-complex="normal"/>
    </style:style>
    <style:style style:name="P71" style:family="paragraph" style:parent-style-name="Text_20_body">
      <style:text-properties officeooo:rsid="00354461" officeooo:paragraph-rsid="00354461"/>
    </style:style>
    <style:style style:name="P72" style:family="paragraph" style:parent-style-name="Text_20_body">
      <style:text-properties officeooo:rsid="004d177b" officeooo:paragraph-rsid="004d177b"/>
    </style:style>
    <style:style style:name="P73" style:family="paragraph" style:parent-style-name="Heading_20_2">
      <style:text-properties officeooo:rsid="00628127" officeooo:paragraph-rsid="00628127"/>
    </style:style>
    <style:style style:name="P74" style:family="paragraph" style:parent-style-name="Text_20_body">
      <style:text-properties officeooo:rsid="00628127" officeooo:paragraph-rsid="00628127"/>
    </style:style>
    <style:style style:name="P75" style:family="paragraph" style:parent-style-name="Text_20_body">
      <style:text-properties officeooo:rsid="004ebd1a" officeooo:paragraph-rsid="004ebd1a"/>
    </style:style>
    <style:style style:name="P76" style:family="paragraph" style:parent-style-name="Text_20_body">
      <style:paragraph-properties fo:margin-top="0in" fo:margin-bottom="0.0181in" style:contextual-spacing="false"/>
      <style:text-properties officeooo:rsid="004fe2e3" officeooo:paragraph-rsid="004fe2e3"/>
    </style:style>
    <style:style style:name="P77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78" style:family="paragraph" style:parent-style-name="Text_20_body">
      <style:text-properties officeooo:rsid="004fe2e3" officeooo:paragraph-rsid="004fe2e3"/>
    </style:style>
    <style:style style:name="P7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80" style:family="paragraph" style:parent-style-name="Text_20_body">
      <style:text-properties officeooo:rsid="0065086a" officeooo:paragraph-rsid="0065086a"/>
    </style:style>
    <style:style style:name="P81" style:family="paragraph" style:parent-style-name="Text_20_body">
      <style:text-properties officeooo:rsid="005000c9" officeooo:paragraph-rsid="005000c9"/>
    </style:style>
    <style:style style:name="P82" style:family="paragraph" style:parent-style-name="Text_20_body">
      <style:text-properties officeooo:rsid="00523761" officeooo:paragraph-rsid="00523761"/>
    </style:style>
    <style:style style:name="P83" style:family="paragraph" style:parent-style-name="Text_20_body">
      <style:text-properties officeooo:rsid="0063bc70" officeooo:paragraph-rsid="0063bc70"/>
    </style:style>
    <style:style style:name="P84" style:family="paragraph" style:parent-style-name="Text_20_body">
      <style:text-properties officeooo:rsid="00524c48" officeooo:paragraph-rsid="00524c48"/>
    </style:style>
    <style:style style:name="P85" style:family="paragraph" style:parent-style-name="Text_20_body">
      <style:text-properties officeooo:rsid="0068ef07" officeooo:paragraph-rsid="0068ef07"/>
    </style:style>
    <style:style style:name="P86" style:family="paragraph" style:parent-style-name="Text_20_body">
      <style:text-properties officeooo:rsid="0068ef07" officeooo:paragraph-rsid="006d0ff4"/>
    </style:style>
    <style:style style:name="P87" style:family="paragraph" style:parent-style-name="Text_20_body">
      <style:text-properties officeooo:rsid="006d0ff4" officeooo:paragraph-rsid="006d0ff4"/>
    </style:style>
    <style:style style:name="P88" style:family="paragraph" style:parent-style-name="Text_20_body">
      <style:text-properties officeooo:rsid="006a64bc" officeooo:paragraph-rsid="006a64bc"/>
    </style:style>
    <style:style style:name="T1" style:family="text">
      <style:text-properties officeooo:rsid="001f64dd"/>
    </style:style>
    <style:style style:name="T2" style:family="text">
      <style:text-properties officeooo:rsid="002048f1"/>
    </style:style>
    <style:style style:name="T3" style:family="text">
      <style:text-properties officeooo:rsid="0020ccf2"/>
    </style:style>
    <style:style style:name="T4" style:family="text">
      <style:text-properties officeooo:rsid="002279b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51b4c"/>
    </style:style>
    <style:style style:name="T7" style:family="text">
      <style:text-properties officeooo:rsid="002ac288"/>
    </style:style>
    <style:style style:name="T8" style:family="text">
      <style:text-properties fo:font-weight="bold" officeooo:rsid="001ebb3a" style:font-weight-asian="bold" style:font-weight-complex="bold"/>
    </style:style>
    <style:style style:name="T9" style:family="text">
      <style:text-properties officeooo:rsid="001ebb3a"/>
    </style:style>
    <style:style style:name="T10" style:family="text">
      <style:text-properties officeooo:rsid="007044c2"/>
    </style:style>
    <style:style style:name="T11" style:family="text">
      <style:text-properties officeooo:rsid="0017015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officeooo:rsid="0048b2bd" style:font-weight-asian="bold" style:font-weight-complex="bold"/>
    </style:style>
    <style:style style:name="T14" style:family="text">
      <style:text-properties officeooo:rsid="0048b2bd"/>
    </style:style>
    <style:style style:name="T15" style:family="text">
      <style:text-properties officeooo:rsid="001352b6"/>
    </style:style>
    <style:style style:name="T16" style:family="text">
      <style:text-properties officeooo:rsid="0054733e"/>
    </style:style>
    <style:style style:name="T17" style:family="text">
      <style:text-properties officeooo:rsid="0057d9cb"/>
    </style:style>
    <style:style style:name="T18" style:family="text">
      <style:text-properties fo:font-weight="bold" officeooo:rsid="0057d9cb" style:font-weight-asian="bold" style:font-weight-complex="bold"/>
    </style:style>
    <style:style style:name="T19" style:family="text">
      <style:text-properties officeooo:rsid="00598b1f"/>
    </style:style>
    <style:style style:name="T20" style:family="text">
      <style:text-properties fo:font-weight="bold" officeooo:rsid="00598b1f" style:font-weight-asian="bold" style:font-weight-complex="bold"/>
    </style:style>
    <style:style style:name="T21" style:family="text">
      <style:text-properties officeooo:rsid="0058e9cb"/>
    </style:style>
    <style:style style:name="T22" style:family="text">
      <style:text-properties officeooo:rsid="005c8684"/>
    </style:style>
    <style:style style:name="T23" style:family="text">
      <style:text-properties officeooo:rsid="005eb369"/>
    </style:style>
    <style:style style:name="T24" style:family="text">
      <style:text-properties officeooo:rsid="0042db3d"/>
    </style:style>
    <style:style style:name="T25" style:family="text">
      <style:text-properties officeooo:rsid="003c037c"/>
    </style:style>
    <style:style style:name="T26" style:family="text">
      <style:text-properties officeooo:rsid="00369ffa"/>
    </style:style>
    <style:style style:name="T27" style:family="text">
      <style:text-properties officeooo:rsid="00354461"/>
    </style:style>
    <style:style style:name="T28" style:family="text">
      <style:text-properties officeooo:rsid="0040a430"/>
    </style:style>
    <style:style style:name="T29" style:family="text">
      <style:text-properties officeooo:rsid="0041e916"/>
    </style:style>
    <style:style style:name="T30" style:family="text">
      <style:text-properties officeooo:rsid="0037ad9a"/>
    </style:style>
    <style:style style:name="T31" style:family="text">
      <style:text-properties officeooo:rsid="003ae943"/>
    </style:style>
    <style:style style:name="T32" style:family="text">
      <style:text-properties fo:color="#c9211e" loext:opacity="100%" fo:font-weight="bold" style:font-weight-asian="bold" style:font-weight-complex="bold"/>
    </style:style>
    <style:style style:name="T33" style:family="text">
      <style:text-properties officeooo:rsid="0039eda6"/>
    </style:style>
    <style:style style:name="T34" style:family="text">
      <style:text-properties officeooo:rsid="003b9899"/>
    </style:style>
    <style:style style:name="T35" style:family="text">
      <style:text-properties officeooo:rsid="00620709"/>
    </style:style>
    <style:style style:name="T36" style:family="text">
      <style:text-properties officeooo:rsid="004574aa"/>
    </style:style>
    <style:style style:name="T37" style:family="text">
      <style:text-properties officeooo:rsid="003cc600"/>
    </style:style>
    <style:style style:name="T38" style:family="text">
      <style:text-properties officeooo:rsid="004f1c3f"/>
    </style:style>
    <style:style style:name="T39" style:family="text">
      <style:text-properties fo:color="#c9211e" loext:opacity="100%" fo:font-weight="bold" officeooo:rsid="0050723e" style:font-weight-asian="bold" style:font-weight-complex="bold"/>
    </style:style>
    <style:style style:name="T40" style:family="text">
      <style:text-properties officeooo:rsid="00523761"/>
    </style:style>
    <style:style style:name="T41" style:family="text">
      <style:text-properties officeooo:rsid="005000c9"/>
    </style:style>
    <style:style style:name="T42" style:family="text">
      <style:text-properties fo:font-weight="bold" officeooo:rsid="006d0ff4" style:font-weight-asian="bold" style:font-weight-complex="bold"/>
    </style:style>
    <style:style style:name="T43" style:family="text">
      <style:text-properties fo:font-weight="normal" officeooo:rsid="006d0ff4" style:font-weight-asian="normal" style:font-weight-complex="normal"/>
    </style:style>
    <style:style style:name="T44" style:family="text">
      <style:text-properties officeooo:rsid="0068ef07"/>
    </style:style>
    <style:style style:name="T45" style:family="text">
      <style:text-properties fo:font-weight="normal" officeooo:rsid="0068ef07" style:font-weight-asian="normal" style:font-weight-complex="normal"/>
    </style:style>
    <style:style style:name="T46" style:family="text">
      <style:text-properties officeooo:rsid="006d0ff4"/>
    </style:style>
    <style:style style:name="T47" style:family="text">
      <style:text-properties officeooo:rsid="006b92e7"/>
    </style:style>
    <style:style style:name="T48" style:family="text">
      <style:text-properties fo:font-weight="normal" officeooo:rsid="006b92e7" style:font-weight-asian="normal" style:font-weight-complex="normal"/>
    </style:style>
    <style:style style:name="T49" style:family="text">
      <style:text-properties fo:font-weight="bold" officeooo:rsid="006b92e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CLI arguments</text:p>
      <text:p text:style-name="P1">sys.arsv[1] – a list of arguments, [0] is a name of .py file</text:p>
      <text:p text:style-name="P2"/>
      <text:h text:style-name="Heading_20_1" text:outline-level="1">Format string</text:h>
      <text:p text:style-name="P2">“<text:span text:style-name="T1">arg</text:span><text:span text:style-name="T2">s</text:span><text:span text:style-name="T1"> {} {}</text:span>”.<text:span text:style-name="T1">format(1, 2)</text:span></text:p>
      <text:p text:style-name="P3">“<text:span text:style-name="T1">arg</text:span><text:span text:style-name="T2">s</text:span><text:span text:style-name="T1"> {0} {1}</text:span>”.<text:span text:style-name="T1">format(1, 2)</text:span></text:p>
      <text:p text:style-name="P3">“<text:span text:style-name="T2">args {a} {b}”.format(a=1, b=2)</text:span></text:p>
      <text:p text:style-name="P3">“<text:span text:style-name="T3">args </text:span><text:span text:style-name="T4">{0[a]} {1[b]}</text:span>”.<text:span text:style-name="T4">format({‘a’: 1}, {‘b’: 2})</text:span></text:p>
      <text:p text:style-name="P4"><text:span text:style-name="T5">spec. format of args:</text:span> “arg {a:&lt;spec. of argument’s format&gt;}”</text:p>
      <text:p text:style-name="P4">{:3d} – reserve 3 positions for int: 1 → “ <text:s/>1” but 1000 → “ 1000”</text:p>
      <text:p text:style-name="P4">{:.3f} – 3 decimal digits: 0.1234 → “0.123”</text:p>
      <text:p text:style-name="P4">{:2.3f} – 2 positions for int part(like 2d <text:span text:style-name="T6">but without leading spaces</text:span>) and limit 3 for decimal(like .3f)</text:p>
      <text:p text:style-name="P3"/>
      <text:h text:style-name="Heading_20_1" text:outline-level="1">Useful <text:span text:style-name="T7">syntax</text:span></text:h>
      <text:p text:style-name="P5"><text:span text:style-name="T5">Access global var i inside function f()</text:span></text:p>
      <text:p text:style-name="P6">def f(): <text:span text:style-name="T5">global</text:span> i, j, ...</text:p>
      <text:p text:style-name="P2"/>
      <text:p text:style-name="P7"><text:span text:style-name="T5">Set </text:span><text:span text:style-name="T8">(not)</text:span><text:span text:style-name="T5">contains value</text:span>: v in s; <text:span text:style-name="T9">v not i</text:span><text:span text:style-name="T10">n</text:span><text:span text:style-name="T9"> s</text:span></text:p>
      <text:p text:style-name="P7"/>
      <text:p text:style-name="P8"><text:span text:style-name="T5">Pass array items as positional args</text:span>:</text:p>
      <text:p text:style-name="P8">def f(a, b, c): …</text:p>
      <text:p text:style-name="P8">args = [1, 2, 3]</text:p>
      <text:p text:style-name="P8">f(<text:span text:style-name="T5">*args</text:span>) same as f(args[0], args[1], args[2])</text:p>
      <text:p text:style-name="P8"/>
      <text:p text:style-name="P8"><text:span text:style-name="T5">Pass dict as kw-args</text:span>:</text:p>
      <text:p text:style-name="P9">def f(*, a, b): …</text:p>
      <text:p text:style-name="P9">args = {‘a’: 1, ‘b’: 2}</text:p>
      <text:p text:style-name="P9">f(<text:span text:style-name="T5">**args</text:span>) same as f(a = args[‘a’], b=args[‘b’])</text:p>
      <text:p text:style-name="P9"/>
      <text:p text:style-name="P10">Declare array of certain length</text:p>
      <text:p text:style-name="P11">a = [value_for_filling] * desired_length</text:p>
      <text:p text:style-name="P11"/>
      <text:p text:style-name="P12"/>
      <text:h text:style-name="P13" text:outline-level="1">Raise/catch exceptions</text:h>
      <text:p text:style-name="P14"><text:span text:style-name="T11">t</text:span>ry:</text:p>
      <text:p text:style-name="P14"><text:tab/>raise SomeException</text:p>
      <text:p text:style-name="P15">except SomeException: …</text:p>
      <text:p text:style-name="P15">except OtherException as e: …</text:p>
      <text:p text:style-name="P14">except: …</text:p>
      <text:p text:style-name="P16">else: “executed if there is no error”</text:p>
      <text:p text:style-name="P16"><text:soft-page-break/>finally: “break, continue, return will suppress exception”</text:p>
      <text:h text:style-name="Heading_20_1" text:outline-level="1">Operations with datastructures</text:h>
      <text:p text:style-name="P17">Get keys of dict: d.keys()</text:p>
      <text:h text:style-name="P18" text:outline-level="1">Regular expressions</text:h>
      <text:p text:style-name="P19"><text:a xlink:type="simple" xlink:href="https://docs.python.org/3/library/re.html" text:style-name="Internet_20_link" text:visited-style-name="Visited_20_Internet_20_Link">https://docs.python.org/3/library/re.html</text:a></text:p>
      <text:p text:style-name="P19">Very similar to java’s.</text:p>
      <text:p text:style-name="P19">import re</text:p>
      <text:p text:style-name="P19">pattern = r“\d” # <text:span text:style-name="T5">r”” – allows to omit \\</text:span></text:p>
      <text:p text:style-name="P19">match = re.match(pattern, ...)</text:p>
      <text:p text:style-name="P19">if match in not None:</text:p>
      <text:p text:style-name="P19"><text:tab/>match.group(…)</text:p>
      <text:p text:style-name="P19"><text:span text:style-name="T5"/></text:p>
      <text:p text:style-name="P19"><text:span text:style-name="T5">Different than in java</text:span>:</text:p>
      <text:p text:style-name="P19">- named capturing group is (?P&lt;name&gt;)</text:p>
      <text:h text:style-name="Heading_20_1" text:outline-level="1">Method/function overloading</text:h>
      <text:p text:style-name="P20">Use <text:span text:style-name="T5">multipledispatch</text:span> libarary: pip install multipledispatch</text:p>
      <text:p text:style-name="P20">Put over overloaded method/function: @dispatch(int, float), - no need to declare type for self in case method.</text:p>
      <text:p text:style-name="P20">There is build-in annotation <text:span text:style-name="T5">@typing.overload </text:span><text:span text:style-name="T12">– don’t use it</text:span>. It just informs syntax checker, that it’s ok to have several methods with equal names – bodies of annotated methods are ignored. Args of annotated method will be passed as args. to real implementation(not annotated, should be declared below annotated).</text:p>
      <text:p text:style-name="P21">There are build-in <text:span text:style-name="T13">@</text:span><text:span text:style-name="T5">functools.singledispatch</text:span> <text:span text:style-name="T14">and </text:span><text:span text:style-name="T13">@</text:span><text:span text:style-name="T5">functools.singledispatchmethod</text:span> – <text:span text:style-name="T14">don’t use them. They take into account a type only of the first argument. First you need to annotate ‘generic function’:</text:span></text:p>
      <text:p text:style-name="P22">@singledispatch</text:p>
      <text:p text:style-name="P23">def <text:span text:style-name="T14">my_</text:span>fun(arg<text:span text:style-name="T14">): …</text:span></text:p>
      <text:p text:style-name="P24">Then, ‘register’ it’s overloaded typed implementations:</text:p>
      <text:p text:style-name="P25">@my_fun.register</text:p>
      <text:p text:style-name="P26">def any_name_here(arg: int): ...</text:p>
      <text:h text:style-name="Heading_20_1" text:outline-level="1"><text:soft-page-break/>Operations with paths(in file system)</text:h>
      <text:p text:style-name="P27">Get file/folder name: os.path.basename(“…..”) → str</text:p>
      <text:p text:style-name="P28">Get parent folder of a file: os.path.dirname(“usr/home/file.bin”) → “usr/home”</text:p>
      <text:p text:style-name="P29">Combine path using correct separators: os.path.join(“<text:span text:style-name="T15">usr/home”, “</text:span>file.bin<text:span text:style-name="T15">”</text:span>) → “usr/home/file.bin”</text:p>
      <text:p text:style-name="P27">Get filename and extention: os.path.splitext(“hello.txt”) → (“hello”, “.txt”)</text:p>
      <text:p text:style-name="P27"/>
      <text:h text:style-name="P30" text:outline-level="1">Making own package</text:h>
      <text:p text:style-name="P31">Package is folder with __init__.py, .py-files(call it modules), other files and sub-packages(same structure).</text:p>
      <text:p text:style-name="P32">Distributable package consists at least of 2 folders: “yourname”(with code) and “yourname-1.9.9.dist-info”(with metadata). <text:span text:style-name="T16">It also may contain .pyd-files and other.</text:span></text:p>
      <text:p text:style-name="P33">Wheel is distributable package placed in a single file.</text:p>
      <text:p text:style-name="P34">What is sdist?? Some other “multi-file” format??</text:p>
      <text:p text:style-name="P35">Earlier, distr. packs. and wheels were created with several tools: setuptools, distutils, poetry, etc.</text:p>
      <text:p text:style-name="P35">Now they desided to have standard “pyproject.toml” <text:span text:style-name="T17">with all info about package </text:span><text:span text:style-name="T18">including a tool for package creation</text:span><text:span text:style-name="T17">. Then “pip install .” is invoked, pip reads pyproject.tom and uses specified tools to do the job.</text:span></text:p>
      <text:p text:style-name="P36">Config. that uses setuptools and wheel to build:</text:p>
      <text:p text:style-name="P37">[build-system]</text:p>
      <text:p text:style-name="P38">requires = [</text:p>
      <text:p text:style-name="P38"><text:s text:c="4"/>"setuptools&gt;=42",</text:p>
      <text:p text:style-name="P38"><text:s text:c="4"/>"wheel",</text:p>
      <text:p text:style-name="P38"><text:s text:c="4"/>"numpy&gt;=2.0.0",</text:p>
      <text:p text:style-name="P38">]</text:p>
      <text:p text:style-name="P38">build-backend = "setuptools.build_meta"</text:p>
      <text:h text:style-name="Heading_20_2" text:outline-level="2">Use-cases</text:h>
      <text:p text:style-name="P39"><text:span text:style-name="T5">Build and install dist. package</text:span> to site-packages(or current virt. env.): pip install .</text:p>
      <text:p text:style-name="P40">To specific folder<text:span text:style-name="T19">(</text:span><text:span text:style-name="T20">current + dependencies</text:span><text:span text:style-name="T19">)</text:span>: pip install --<text:span text:style-name="T19">target</text:span> target/folder .</text:p>
      <text:p text:style-name="P41">To specific folder(only current, NO dependencies): <text:span text:style-name="T21">pip install --</text:span>target<text:span text:style-name="T21"> </text:span><text:span text:style-name="T22">res</text:span><text:span text:style-name="T21">/folder --</text:span>no-deps <text:span text:style-name="T21">.</text:span></text:p>
      <text:p text:style-name="P42"/>
      <text:p text:style-name="P43"><text:span text:style-name="T5">Build a wheel</text:span>: pip wheel .</text:p>
      <text:p text:style-name="P44">To specific folder(<text:span text:style-name="T19">only current, NO dependencies</text:span>): pip wheel --wheel-dir res/folder --no-deps .</text:p>
      <text:p text:style-name="P43"/>
      <text:p text:style-name="P45"><text:span text:style-name="T5">Install package from wheel-file</text:span>: pip install yourname-version-etc.whl</text:p>
      <text:p text:style-name="P39"/>
      <text:h text:style-name="Heading_20_1" text:outline-level="1"><text:soft-page-break/>Invoke C++ code(using SWIG)</text:h>
      <text:p text:style-name="P46">Prepare interface file(for example mylib.i)</text:p>
      <text:p text:style-name="P47">// define name of a module</text:p>
      <text:p text:style-name="P47">%module <text:span text:style-name="T5">mylib</text:span></text:p>
      <text:p text:style-name="P47">// this will be included in <text:span text:style-name="T23">generated </text:span>wrapper’<text:span text:style-name="T23">s sources </text:span><text:s/>“as is”, <text:span text:style-name="T5">add here whatever is needed for wrapper compilation</text:span></text:p>
      <text:p text:style-name="P47">%{</text:p>
      <text:p text:style-name="P47">#include "library.h"</text:p>
      <text:p text:style-name="P47">#include "vector.h"</text:p>
      <text:p text:style-name="P47">%}</text:p>
      <text:p text:style-name="P47">// all in headers will be exposed - the easiest way to define what will be exposed to python</text:p>
      <text:p text:style-name="P47">%include library.h</text:p>
      <text:p text:style-name="P47">%include vector.h</text:p>
      <text:p text:style-name="P47">// <text:span text:style-name="T24">to interpret int8_t, uint32_t types correctly</text:span></text:p>
      <text:p text:style-name="P48">%<text:span text:style-name="T24">include stdint.i</text:span></text:p>
      <text:p text:style-name="P47">// <text:span text:style-name="T25">also may define what to expose in this way</text:span></text:p>
      <text:p text:style-name="P47">int foo;</text:p>
      <text:p text:style-name="P47">int <text:span text:style-name="T25">some_method</text:span>(int x);</text:p>
      <text:p text:style-name="P47"/>
      <text:p text:style-name="P49">Run SWIG</text:p>
      <text:p text:style-name="P50">swig -c++ -python -ID:\project\<text:span text:style-name="T26">src</text:span> -<text:span text:style-name="T27">o </text:span>mylib_wrap.cxx<text:span text:style-name="T27"> </text:span>-outdir ..\src\native mylib.i</text:p>
      <text:p text:style-name="P51">-<text:span text:style-name="T26">c++ - use if code in C++, not needed for C</text:span></text:p>
      <text:p text:style-name="P51">-<text:span text:style-name="T26">python – target language</text:span></text:p>
      <text:p text:style-name="P52">-ID:\project\<text:span text:style-name="T26">src – folder with sources; needed when mylib.i placed separately from sources</text:span></text:p>
      <text:p text:style-name="P53">-<text:span text:style-name="T26">o </text:span>mylib_wrap.cxx<text:span text:style-name="T26"> – </text:span><text:span text:style-name="T28">file(path)</text:span><text:span text:style-name="T26"> for c++ wrapper code; optional, </text:span><text:span text:style-name="T29">there is a default naming strategy</text:span></text:p>
      <text:p text:style-name="P52">..\src\native – <text:span text:style-name="T26">folder for python wrapper code</text:span></text:p>
      <text:p text:style-name="P54"/>
      <text:p text:style-name="P55">Prepare setup.py for building shared library(.pyd <text:span text:style-name="T30">file</text:span>)</text:p>
      <text:p text:style-name="P51">from setuptools import Extension, setup</text:p>
      <text:p text:style-name="P51">mylib_module = Extension(</text:p>
      <text:p text:style-name="P56"># notice _, <text:span text:style-name="T31">string of how it will be imported</text:span></text:p>
      <text:p text:style-name="P51"><text:s text:c="4"/>name="<text:span text:style-name="T32">_mylib</text:span>",</text:p>
      <text:p text:style-name="P57"><text:s text:c="4"/>sources=[r"mylib_wrap.cxx", r"D:\project\<text:span text:style-name="T26">src</text:span>\vector.cpp", r"D:\project\<text:span text:style-name="T26">src</text:span>\library.cpp"],</text:p>
      <text:p text:style-name="P56"># folders with headers</text:p>
      <text:p text:style-name="P57"><text:s text:c="4"/>include_dirs=[r"D:\project\<text:span text:style-name="T26">src</text:span>"])</text:p>
      <text:p text:style-name="P51">setup(ext_modules=[mylib_module])</text:p>
      <text:p text:style-name="P51"/>
      <text:p text:style-name="P58"><text:soft-page-break/>Create shared library</text:p>
      <text:p text:style-name="P59">python setup.py build_ext –build-lib=..\src\native</text:p>
      <text:p text:style-name="P60">–build-lib=..\src\native – folder for .pyd file, should be near mylib.py</text:p>
      <text:p text:style-name="P60">--build-temp<text:span text:style-name="T33">=. - folder for temp. files(will be created while building)</text:span></text:p>
      <text:p text:style-name="P61"/>
      <text:p text:style-name="P61">Use in <text:span text:style-name="T34">code</text:span></text:p>
      <text:p text:style-name="P62">mylib.some_method()</text:p>
      <text:p text:style-name="P63">Pointer to primitive(int *) as func. arg.</text:p>
      <text:p text:style-name="P64"><text:span text:style-name="T35">Ch. 9 here: </text:span>https://www.swig.org/Doc1.3/SWIGDocumentation.html#SWIG_nn16</text:p>
      <text:p text:style-name="P65"/>
      <text:p text:style-name="P66">Possible problems</text:p>
      <text:p text:style-name="P67">C++ compiler may modify method names in shared lib.(called name mangling on decoration). <text:span text:style-name="T36">This should not happen(because of wrapper) but here is possible solution:</text:span></text:p>
      <text:p text:style-name="P67"><text:span text:style-name="T37">Write extern "C" before method </text:span><text:span text:style-name="T36">declaration</text:span><text:span text:style-name="T37">: extern "C" int method();</text:span></text:p>
      <text:p text:style-name="P67"/>
      <text:p text:style-name="P68">Wrong compiler may be used by setuptools – create file setup.cfg with:</text:p>
      <text:p text:style-name="P69">[build_ext]</text:p>
      <text:p text:style-name="P70">compiler=mingw32</text:p>
      <text:p text:style-name="P68">to use GCC on Windows (for example), there are other options.</text:p>
      <text:p text:style-name="P65"/>
      <text:p text:style-name="P65">Other SWIG options</text:p>
      <text:p text:style-name="P71">swig -help</text:p>
      <text:p text:style-name="P71"/>
      <text:h text:style-name="Heading_20_1" text:outline-level="1">Package managers</text:h>
      <text:p text:style-name="P72">pip – very basic, just downloads modules <text:span text:style-name="T32">destination??</text:span>, does not create virtual environments</text:p>
      <text:p text:style-name="P72">venv – standard python module (previously separate virtualenv.exe), enables virtual environments, <text:span text:style-name="T32">create file with dependencies??</text:span></text:p>
      <text:p text:style-name="P72">pipenv – most advanced, creates virtual envs., files with listed dependencies</text:p>
      <text:h text:style-name="P73" text:outline-level="2">pip</text:h>
      <text:p text:style-name="P74">List installed packages: pip freeze</text:p>
      <text:p text:style-name="P74">Create “requirements.txt”: pip freeze &gt; <text:s/>requirements.txt</text:p>
      <text:h text:style-name="Heading_20_2" text:outline-level="2"><text:soft-page-break/>venv</text:h>
      <text:p text:style-name="P75">Create environment(in venv dir. inside your proj.): python -m venv /your-proj-dir/venv</text:p>
      <text:p text:style-name="P75">Use python and pip from venv/bin – they are already “<text:span text:style-name="T5">tuned</text:span>” to use/add modules from your venv dir. <text:span text:style-name="T38">Alternatively you may “activate” environment using script inside venv/Scripts(or bin) and type “python” or “pip” in the same console without specifying path to “tuned” python/pin.</text:span></text:p>
      <text:h text:style-name="Heading_20_2" text:outline-level="2">pipenv</text:h>
      <text:p text:style-name="P76">Put project under pipenv: pipenv lock <text:span text:style-name="T39">or pipenv install?? both work, what is the difference??</text:span></text:p>
      <text:p text:style-name="P77">This creates “Pipfile” and “Pipfile.lock” – <text:span text:style-name="T40">keep both under git.</text:span></text:p>
      <text:p text:style-name="P78">Add package: pipenv install numpy</text:p>
      <text:p text:style-name="P79">Sources are put to C:\Users\{user name}\.virtualenvs\{name of env.(with rand. leters ending)}</text:p>
      <text:p text:style-name="P80">Activate venv(further commands are executed by “tuned” interpreter): pipenv shell</text:p>
      <text:p text:style-name="P81">Remove pack.: pipenv uninstall numpy</text:p>
      <text:p text:style-name="P82">Capture current versions of dependencies: pipenv lock</text:p>
      <text:p text:style-name="P81">Pull necessary packs after proj. cloning: pipenv install</text:p>
      <text:p text:style-name="P83">List dependency graph: pipenv graph</text:p>
      <text:p text:style-name="P84">Remove env.: pipenv --rm</text:p>
      <text:p text:style-name="P78">Get location of environment(where all dependencies are put): pipenv –<text:span text:style-name="T41">venv</text:span></text:p>
      <text:p text:style-name="P81">Get location of “<text:span text:style-name="T5">tuned</text:span>” interpreter: pip –py</text:p>
      <text:p text:style-name="P81"/>
      <text:h text:style-name="Heading_20_1" text:outline-level="1">PyUnit(unittest)</text:h>
      <text:p text:style-name="P85"><text:a xlink:type="simple" xlink:href="https://docs.python.org/3/library/unittest.html" text:style-name="Internet_20_link" text:visited-style-name="Visited_20_Internet_20_Link">https://docs.python.org/3/library/unittest.html</text:a></text:p>
      <text:p text:style-name="P85">Goes already with python.</text:p>
      <text:p text:style-name="P85">import unittest</text:p>
      <text:p text:style-name="P85"/>
      <text:p text:style-name="P85">class MyTestCase(unittest.TestCase):</text:p>
      <text:p text:style-name="P85"/>
      <text:p text:style-name="P85"><text:s text:c="4"/>def <text:span text:style-name="T5">setUp</text:span>(self): <text:span text:style-name="T12"># this is invoked before </text:span><text:span text:style-name="T5">each</text:span><text:span text:style-name="T12"> test</text:span></text:p>
      <text:p text:style-name="P85"><text:s text:c="8"/>pass</text:p>
      <text:p text:style-name="P85"/>
      <text:p text:style-name="P85"><text:soft-page-break/><text:s text:c="4"/>def <text:span text:style-name="T5">tearDown</text:span>(self): <text:span text:style-name="T12"># this is invoked after </text:span><text:span text:style-name="T5">each</text:span><text:span text:style-name="T12"> test</text:span></text:p>
      <text:p text:style-name="P85"><text:s text:c="8"/>pass</text:p>
      <text:p text:style-name="P85"/>
      <text:p text:style-name="P85"><text:s text:c="4"/>@classmethod</text:p>
      <text:p text:style-name="P86"><text:s text:c="4"/>def <text:span text:style-name="T5">setUpClass</text:span>(cls): <text:span text:style-name="T12"># this is invoked before </text:span><text:span text:style-name="T42">all</text:span><text:span text:style-name="T12"> test</text:span><text:span text:style-name="T43">s</text:span></text:p>
      <text:p text:style-name="P87"><text:span text:style-name="T44"><text:s text:c="8"/></text:span>pass</text:p>
      <text:p text:style-name="P87"/>
      <text:p text:style-name="P87"><text:span text:style-name="T44"><text:s text:c="4"/></text:span>@classmethod</text:p>
      <text:p text:style-name="P87"><text:span text:style-name="T44"><text:s text:c="4"/></text:span>def <text:span text:style-name="T5">tearDownClass</text:span>(cls): <text:span text:style-name="T45"># this is invoked after </text:span><text:span text:style-name="T5">all</text:span><text:span text:style-name="T45"> test</text:span><text:span text:style-name="T12">s</text:span></text:p>
      <text:p text:style-name="P87"><text:span text:style-name="T44"><text:s text:c="8"/></text:span>pass</text:p>
      <text:p text:style-name="P87"/>
      <text:p text:style-name="P85"><text:s text:c="4"/>def <text:span text:style-name="T5">test</text:span>A(self): <text:span text:style-name="T12"># name of test-method should begin with “test”</text:span></text:p>
      <text:p text:style-name="P85"><text:s text:c="8"/>pass</text:p>
      <text:p text:style-name="P85"/>
      <text:p text:style-name="P85"><text:s text:c="4"/>def <text:span text:style-name="T5">test</text:span>_B(self): <text:span text:style-name="T12"># name of test-method should begin with “test”</text:span></text:p>
      <text:p text:style-name="P85"><text:s text:c="8"/>pass</text:p>
      <text:p text:style-name="P85"/>
      <text:p text:style-name="P88">Asserts are inherited from unittests.TestCase – do self.assertEqual(…) <text:span text:style-name="T46">inside test-methods</text:span></text:p>
      <text:p text:style-name="P88"/>
      <text:p text:style-name="P88">@unittest.<text:span text:style-name="T5">skip</text:span>("<text:span text:style-name="T47">reason why</text:span>") <text:span text:style-name="T48"># skip all test-class</text:span></text:p>
      <text:p text:style-name="P88">class MyTestCase(unittest.TestCase):</text:p>
      <text:p text:style-name="P88"/>
      <text:p text:style-name="P88"><text:s text:c="4"/><text:span text:style-name="T47">@unittest.</text:span><text:span text:style-name="T49">skip</text:span><text:span text:style-name="T47">(“reason why”) </text:span><text:span text:style-name="T48"># skip just test-method</text:span></text:p>
      <text:p text:style-name="P88"><text:s text:c="4"/>def test_<text:span text:style-name="T47">A</text:span>(self):</text:p>
      <text:p text:style-name="P88"><text:s text:c="8"/>pass</text:p>
      <text:p text:style-name="P88"/>
      <text:p text:style-name="P87">It is possible to skip conditionally.</text:p>
      <text:p text:style-name="P87">Framework also has test-sui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enlo" svg:font-family="Menlo, Consolas, Monaco, 'Liberation Mono', 'Lucida Console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7T05:23:53.653000000</dc:date>
    <meta:editing-duration>PT16H6M12S</meta:editing-duration>
    <meta:editing-cycles>68</meta:editing-cycles>
    <meta:generator>LibreOffice/24.8.6.2$Windows_X86_64 LibreOffice_project/6d98ba145e9a8a39fc57bcc76981d1fb1316c60c</meta:generator>
    <meta:document-statistic meta:table-count="0" meta:image-count="0" meta:object-count="0" meta:page-count="7" meta:paragraph-count="182" meta:word-count="1173" meta:character-count="8442" meta:non-whitespace-character-count="7313"/>
  </office:meta>
</office:document-meta>
</file>